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71862" officeooo:paragraph-rsid="000718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#ALUMNO: ANGEL, GINER VIDAL</text:p>
      <text:p text:style-name="P1">#EJERCICIO 3.8</text:p>
      <text:p text:style-name="P1"/>
      <text:p text:style-name="P1"/>
      <text:p text:style-name="P1">Para un valor de 0.0000001 como distancia mínima de desplazamiento antes de considerarse la k como solución, obtenemos 2 k:</text:p>
      <text:p text:style-name="P1"/>
      <text:p text:style-name="P1">k= 0.49999999999999956, con un máximo de 2 iteraciones, se detiene el punto (0.9999999999999982, 1.0)</text:p>
      <text:p text:style-name="P1"/>
      <text:p text:style-name="P1">('Valor de k: ', 0.49999999999999956, 'Valor de j: ', 2, 'Punto(', (0.9999999999999982, 1.0))</text:p>
      <text:p text:style-name="P1">('Valor de k: ', 0.49999999999999956, 'Iteracion: ', 0, ' Punto(', -1.0, 1.0)</text:p>
      <text:p text:style-name="P1">('Valor de k: ', 0.49999999999999956, 'Iteracion: ', 1, ' Punto(', 0.9999999999999982, 1.0)</text:p>
      <text:p text:style-name="P1">('Valor de k: ', 0.49999999999999956, ' Punto(', 0.9999999999999982, 1.0)</text:p>
      <text:p text:style-name="P1"/>
      <text:p text:style-name="P1"/>
      <text:p text:style-name="P1"/>
      <text:p text:style-name="P1">k= 0.10999999999999924, con un máximo de 185 iteraciones, se detiene el punto (0.9998119434832826, 0.9996163694672917)</text:p>
      <text:p text:style-name="P1"/>
      <text:p text:style-name="P1"/>
      <text:p text:style-name="P1">('Valor de k: ', 0.10999999999999924, 'Iteracion: ', 0, ' Punto(', -1.0, 1.0)</text:p>
      <text:p text:style-name="P1">('Valor de k: ', 0.10999999999999924, 'Iteracion: ', 1, ' Punto(', -0.560000000000003, 1.0)</text:p>
      <text:p text:style-name="P1">('Valor de k: ', 0.10999999999999924, 'Iteracion: ', 2, ' Punto(', -1.2340447999999986, 0.24496000000000906)</text:p>
      <text:p text:style-name="P1">('Valor de k: ', 0.10999999999999924, 'Iteracion: ', 3, ' Punto(', 1.2427096202551682, 1.1820914834984895)</text:p>
      <text:p text:style-name="P1">('Valor de k: ', 0.10999999999999924, 'Iteracion: ', 4, ' Punto(', 0.7341914000994714, 1.3813211277254283)</text:p>
      <text:p text:style-name="P1">('Valor de k: ', 0.10999999999999924, 'Iteracion: ', 5, ' Punto(', 1.290077002209276, 1.010716116797452)</text:p>
      <text:p text:style-name="P1">('Valor de k: ', 0.10999999999999924, 'Iteracion: ', 6, ' Punto(', 0.6611148419035495, 1.2503630535691177)</text:p>
      <text:p text:style-name="P1">('Valor de k: ', 0.10999999999999924, 'Iteracion: ', 7, ' Punto(', 1.009734694466981, 0.9947575560484456)</text:p>
      <text:p text:style-name="P1">('Valor de k: ', 0.10999999999999924, 'Iteracion: ', 8, ' Punto(', 0.9956905453758291, 1.0015793702679632)</text:p>
      <text:p text:style-name="P1">('Valor de k: ', 0.10999999999999924, 'Iteracion: ', 9, ' Punto(', 1.0007511867286965, 0.9990909971726606)</text:p>
      <text:p text:style-name="P1">('Valor de k: ', 0.10999999999999924, 'Iteracion: ', 10, ' Punto(', 0.9996726095717151, 0.999621624097232)</text:p>
      <text:p text:style-name="P1">('Valor de k: ', 0.10999999999999924, 'Iteracion: ', 11, ' Punto(', 0.9997896403051064, 0.9995663645433701)</text:p>
      <text:p text:style-name="P1">('Valor de k: ', 0.10999999999999924, 'Iteracion: ', 12, ' Punto(', 0.9997887457825504, 0.9995687406016782)</text:p>
      <text:p text:style-name="P1">('Valor de k: ', 0.10999999999999924, 'Iteracion: ', 13, ' Punto(', 0.9997893445132988, 0.9995702290864388)</text:p>
      <text:p text:style-name="P1">('Valor de k: ', 0.10999999999999924, 'Iteracion: ', 14, ' Punto(', 0.9997899825918459, 0.9995715654789362)</text:p>
      <text:p text:style-name="P1">('Valor de k: ', 0.10999999999999924, 'Iteracion: ', 15, ' Punto(', 0.9997905865158077, 0.999572803904706)</text:p>
      <text:p text:style-name="P1"><text:soft-page-break/>('Valor de k: ', 0.10999999999999924, 'Iteracion: ', 16, ' Punto(', 0.9997911528659559, 0.999573960689582)</text:p>
      <text:p text:style-name="P1">('Valor de k: ', 0.10999999999999924, 'Iteracion: ', 17, ' Punto(', 0.9997916848645709, 0.9995750462808056)</text:p>
      <text:p text:style-name="P1">('Valor de k: ', 0.10999999999999924, 'Iteracion: ', 18, ' Punto(', 0.9997921861360815, 0.999576068895015)</text:p>
      <text:p text:style-name="P1">('Valor de k: ', 0.10999999999999924, 'Iteracion: ', 19, ' Punto(', 0.9997926599151079, 0.9995770353392387)</text:p>
      <text:p text:style-name="P1">('Valor de k: ', 0.10999999999999924, 'Iteracion: ', 20, ' Punto(', 0.9997931089901029, 0.9995779513621363)</text:p>
      <text:p text:style-name="P1">('Valor de k: ', 0.10999999999999924, 'Iteracion: ', 21, ' Punto(', 0.9997935357581883, 0.9995788218730083)</text:p>
      <text:p text:style-name="P1">('Valor de k: ', 0.10999999999999924, 'Iteracion: ', 22, ' Punto(', 0.9997939422888475, 0.9995796511000934)</text:p>
      <text:p text:style-name="P1">('Valor de k: ', 0.10999999999999924, 'Iteracion: ', 23, ' Punto(', 0.9997943303790816, 0.9995804427114952)</text:p>
      <text:p text:style-name="P1">('Valor de k: ', 0.10999999999999924, 'Iteracion: ', 24, ' Punto(', 0.9997947015985176, 0.9995811999099391)</text:p>
      <text:p text:style-name="P1">('Valor de k: ', 0.10999999999999924, 'Iteracion: ', 25, ' Punto(', 0.9997950573259017, 0.9995819255081777)</text:p>
      <text:p text:style-name="P1">('Valor de k: ', 0.10999999999999924, 'Iteracion: ', 26, ' Punto(', 0.9997953987786774, 0.9995826219896883)</text:p>
      <text:p text:style-name="P1">('Valor de k: ', 0.10999999999999924, 'Iteracion: ', 27, ' Punto(', 0.9997957270370981, 0.9995832915580037)</text:p>
      <text:p text:style-name="P1">('Valor de k: ', 0.10999999999999924, 'Iteracion: ', 28, ' Punto(', 0.9997960430640204, 0.9995839361771466)</text:p>
      <text:p text:style-name="P1">('Valor de k: ', 0.10999999999999924, 'Iteracion: ', 29, ' Punto(', 0.999796347721264, 0.9995845576050265)</text:p>
      <text:p text:style-name="P1">('Valor de k: ', 0.10999999999999924, 'Iteracion: ', 30, ' Punto(', 0.9997966417832256, 0.9995851574212217)</text:p>
      <text:p text:style-name="P1">('Valor de k: ', 0.10999999999999924, 'Iteracion: ', 31, ' Punto(', 0.9997969259482798, 0.9995857370502393)</text:p>
      <text:p text:style-name="P1">('Valor de k: ', 0.10999999999999924, 'Iteracion: ', 32, ' Punto(', 0.999797200848384, 0.99958629778111)</text:p>
      <text:p text:style-name="P1">('Valor de k: ', 0.10999999999999924, 'Iteracion: ', 33, ' Punto(', 0.9997974670572153, 0.9995868407839869)</text:p>
      <text:p text:style-name="P1">('Valor de k: ', 0.10999999999999924, 'Iteracion: ', 34, ' Punto(', 0.9997977250971016, 0.9995873671242833)</text:p>
      <text:p text:style-name="P1">('Valor de k: ', 0.10999999999999924, 'Iteracion: ', 35, ' Punto(', 0.9997979754449535, 0.9995878777747725)</text:p>
      <text:p text:style-name="P1">('Valor de k: ', 0.10999999999999924, 'Iteracion: ', 36, ' Punto(', 0.9997982185373647, 0.9995883736259926)</text:p>
      <text:p text:style-name="P1">('Valor de k: ', 0.10999999999999924, 'Iteracion: ', 37, ' Punto(', 0.9997984547750185, 0.9995888554952329)</text:p>
      <text:p text:style-name="P1">('Valor de k: ', 0.10999999999999924, 'Iteracion: ', 38, ' Punto(', 0.9997986845265081, 0.9995893241343282)</text:p>
      <text:p text:style-name="P1">('Valor de k: ', 0.10999999999999924, 'Iteracion: ', 39, ' Punto(', 0.9997989081316642, 0.9995897802364445)</text:p>
      <text:p text:style-name="P1">('Valor de k: ', 0.10999999999999924, 'Iteracion: ', 40, ' Punto(', 0.9997991259044616, 0.9995902244420098)</text:p>
      <text:p text:style-name="P1">('Valor de k: ', 0.10999999999999924, 'Iteracion: ', 41, ' Punto(', 0.9997993381355701, 0.9995906573439146)</text:p>
      <text:p text:style-name="P1"><text:soft-page-break/>('Valor de k: ', 0.10999999999999924, 'Iteracion: ', 42, ' Punto(', 0.9997995450945971, 0.9995910794920885)</text:p>
      <text:p text:style-name="P1">('Valor de k: ', 0.10999999999999924, 'Iteracion: ', 43, ' Punto(', 0.9997997470320684, 0.9995914913975398)</text:p>
      <text:p text:style-name="P1">('Valor de k: ', 0.10999999999999924, 'Iteracion: ', 44, ' Punto(', 0.9997999441811821, 0.9995918935359321)</text:p>
      <text:p text:style-name="P1">('Valor de k: ', 0.10999999999999924, 'Iteracion: ', 45, ' Punto(', 0.9998001367593649, 0.9995922863507606)</text:p>
      <text:p text:style-name="P1">('Valor de k: ', 0.10999999999999924, 'Iteracion: ', 46, ' Punto(', 0.9998003249696588, 0.9995926702561785)</text:p>
      <text:p text:style-name="P1">('Valor de k: ', 0.10999999999999924, 'Iteracion: ', 47, ' Punto(', 0.9998005090019584, 0.9995930456395224)</text:p>
      <text:p text:style-name="P1">('Valor de k: ', 0.10999999999999924, 'Iteracion: ', 48, ' Punto(', 0.9998006890341187, 0.9995934128635707)</text:p>
      <text:p text:style-name="P1">('Valor de k: ', 0.10999999999999924, 'Iteracion: ', 49, ' Punto(', 0.9998008652329481, 0.9995937722685699)</text:p>
      <text:p text:style-name="P1">('Valor de k: ', 0.10999999999999924, 'Iteracion: ', 50, ' Punto(', 0.999801037755102, 0.9995941241740571)</text:p>
      <text:p text:style-name="P1">('Valor de k: ', 0.10999999999999924, 'Iteracion: ', 51, ' Punto(', 0.9998012067478876, 0.9995944688805016)</text:p>
      <text:p text:style-name="P1">('Valor de k: ', 0.10999999999999924, 'Iteracion: ', 52, ' Punto(', 0.999801372349991, 0.9995948066707876)</text:p>
      <text:p text:style-name="P1">('Valor de k: ', 0.10999999999999924, 'Iteracion: ', 53, ' Punto(', 0.9998015346921346, 0.9995951378115556)</text:p>
      <text:p text:style-name="P1">('Valor de k: ', 0.10999999999999924, 'Iteracion: ', 54, ' Punto(', 0.9998016938976736, 0.999595462554419)</text:p>
      <text:p text:style-name="P1">('Valor de k: ', 0.10999999999999924, 'Iteracion: ', 55, ' Punto(', 0.9998018500831376, 0.9995957811370685)</text:p>
      <text:p text:style-name="P1">('Valor de k: ', 0.10999999999999924, 'Iteracion: ', 56, ' Punto(', 0.9998020033587233, 0.9995960937842776)</text:p>
      <text:p text:style-name="P1">('Valor de k: ', 0.10999999999999924, 'Iteracion: ', 57, ' Punto(', 0.9998021538287438, 0.9995964007088187)</text:p>
      <text:p text:style-name="P1">('Valor de k: ', 0.10999999999999924, 'Iteracion: ', 58, ' Punto(', 0.999802301592039, 0.9995967021122999)</text:p>
      <text:p text:style-name="P1">('Valor de k: ', 0.10999999999999924, 'Iteracion: ', 59, ' Punto(', 0.99980244674235, 0.9995969981859298)</text:p>
      <text:p text:style-name="P1">('Valor de k: ', 0.10999999999999924, 'Iteracion: ', 60, ' Punto(', 0.9998025893686635, 0.9995972891112187)</text:p>
      <text:p text:style-name="P1">('Valor de k: ', 0.10999999999999924, 'Iteracion: ', 61, ' Punto(', 0.9998027295555264, 0.9995975750606211)</text:p>
      <text:p text:style-name="P1">('Valor de k: ', 0.10999999999999924, 'Iteracion: ', 62, ' Punto(', 0.9998028673833357, 0.9995978561981265)</text:p>
      <text:p text:style-name="P1">('Valor de k: ', 0.10999999999999924, 'Iteracion: ', 63, ' Punto(', 0.9998030029286045, 0.9995981326798025)</text:p>
      <text:p text:style-name="P1">('Valor de k: ', 0.10999999999999924, 'Iteracion: ', 64, ' Punto(', 0.9998031362642077, 0.9995984046542955)</text:p>
      <text:p text:style-name="P1">('Valor de k: ', 0.10999999999999924, 'Iteracion: ', 65, ' Punto(', 0.999803267459608, 0.9995986722632922)</text:p>
      <text:p text:style-name="P1">('Valor de k: ', 0.10999999999999924, 'Iteracion: ', 66, ' Punto(', 0.9998033965810652, 0.9995989356419461)</text:p>
      <text:p text:style-name="P1">('Valor de k: ', 0.10999999999999924, 'Iteracion: ', 67, ' Punto(', 0.9998035236918293, 0.9995991949192714)</text:p>
      <text:p text:style-name="P1"><text:soft-page-break/>('Valor de k: ', 0.10999999999999924, 'Iteracion: ', 68, ' Punto(', 0.9998036488523199, 0.9995994502185085)</text:p>
      <text:p text:style-name="P1">('Valor de k: ', 0.10999999999999924, 'Iteracion: ', 69, ' Punto(', 0.9998037721202911, 0.9995997016574619)</text:p>
      <text:p text:style-name="P1">('Valor de k: ', 0.10999999999999924, 'Iteracion: ', 70, ' Punto(', 0.9998038935509866, 0.9995999493488148)</text:p>
      <text:p text:style-name="P1">('Valor de k: ', 0.10999999999999924, 'Iteracion: ', 71, ' Punto(', 0.999804013197282, 0.9996001934004201)</text:p>
      <text:p text:style-name="P1">('Valor de k: ', 0.10999999999999924, 'Iteracion: ', 72, ' Punto(', 0.9998041311098177, 0.999600433915572)</text:p>
      <text:p text:style-name="P1">('Valor de k: ', 0.10999999999999924, 'Iteracion: ', 73, ' Punto(', 0.9998042473371231, 0.9996006709932583)</text:p>
      <text:p text:style-name="P1">('Valor de k: ', 0.10999999999999924, 'Iteracion: ', 74, ' Punto(', 0.999804361925732, 0.9996009047283962)</text:p>
      <text:p text:style-name="P1">('Valor de k: ', 0.10999999999999924, 'Iteracion: ', 75, ' Punto(', 0.9998044749202896, 0.9996011352120511)</text:p>
      <text:p text:style-name="P1">('Valor de k: ', 0.10999999999999924, 'Iteracion: ', 76, ' Punto(', 0.9998045863636534, 0.9996013625316417)</text:p>
      <text:p text:style-name="P1">('Valor de k: ', 0.10999999999999924, 'Iteracion: ', 77, ' Punto(', 0.9998046962969873, 0.9996015867711318)</text:p>
      <text:p text:style-name="P1">('Valor de k: ', 0.10999999999999924, 'Iteracion: ', 78, ' Punto(', 0.9998048047598488, 0.9996018080112091)</text:p>
      <text:p text:style-name="P1">('Valor de k: ', 0.10999999999999924, 'Iteracion: ', 79, ' Punto(', 0.9998049117902716, 0.999602026329453)</text:p>
      <text:p text:style-name="P1">('Valor de k: ', 0.10999999999999924, 'Iteracion: ', 80, ' Punto(', 0.9998050174248426, 0.9996022418004918)</text:p>
      <text:p text:style-name="P1">('Valor de k: ', 0.10999999999999924, 'Iteracion: ', 81, ' Punto(', 0.999805121698774, 0.9996024544961496)</text:p>
      <text:p text:style-name="P1">('Valor de k: ', 0.10999999999999924, 'Iteracion: ', 82, ' Punto(', 0.9998052246459711, 0.9996026644855849)</text:p>
      <text:p text:style-name="P1">('Valor de k: ', 0.10999999999999924, 'Iteracion: ', 83, ' Punto(', 0.999805326299096, 0.9996028718354204)</text:p>
      <text:p text:style-name="P1">('Valor de k: ', 0.10999999999999924, 'Iteracion: ', 84, ' Punto(', 0.9998054266896276, 0.9996030766098652)</text:p>
      <text:p text:style-name="P1">('Valor de k: ', 0.10999999999999924, 'Iteracion: ', 85, ' Punto(', 0.9998055258479175, 0.9996032788708294)</text:p>
      <text:p text:style-name="P1">('Valor de k: ', 0.10999999999999924, 'Iteracion: ', 86, ' Punto(', 0.9998056238032434, 0.9996034786780322)</text:p>
      <text:p text:style-name="P1">('Valor de k: ', 0.10999999999999924, 'Iteracion: ', 87, ' Punto(', 0.999805720583859, 0.9996036760891038)</text:p>
      <text:p text:style-name="P1">('Valor de k: ', 0.10999999999999924, 'Iteracion: ', 88, ' Punto(', 0.9998058162170405, 0.9996038711596815)</text:p>
      <text:p text:style-name="P1">('Valor de k: ', 0.10999999999999924, 'Iteracion: ', 89, ' Punto(', 0.9998059107291316, 0.9996040639434999)</text:p>
      <text:p text:style-name="P1">('Valor de k: ', 0.10999999999999924, 'Iteracion: ', 90, ' Punto(', 0.9998060041455852, 0.9996042544924765)</text:p>
      <text:p text:style-name="P1">('Valor de k: ', 0.10999999999999924, 'Iteracion: ', 91, ' Punto(', 0.9998060964910029, 0.9996044428567928)</text:p>
      <text:p text:style-name="P1">('Valor de k: ', 0.10999999999999924, 'Iteracion: ', 92, ' Punto(', 0.9998061877891727, 0.9996046290849703)</text:p>
      <text:p text:style-name="P1">('Valor de k: ', 0.10999999999999924, 'Iteracion: ', 93, ' Punto(', 0.9998062780631041, 0.9996048132239423)</text:p>
      <text:p text:style-name="P1"><text:soft-page-break/>('Valor de k: ', 0.10999999999999924, 'Iteracion: ', 94, ' Punto(', 0.9998063673350612, 0.9996049953191232)</text:p>
      <text:p text:style-name="P1">('Valor de k: ', 0.10999999999999924, 'Iteracion: ', 95, ' Punto(', 0.9998064556265955, 0.999605175414472)</text:p>
      <text:p text:style-name="P1">('Valor de k: ', 0.10999999999999924, 'Iteracion: ', 96, ' Punto(', 0.999806542958575, 0.9996053535525545)</text:p>
      <text:p text:style-name="P1">('Valor de k: ', 0.10999999999999924, 'Iteracion: ', 97, ' Punto(', 0.9998066293512128, 0.9996055297746008)</text:p>
      <text:p text:style-name="P1">('Valor de k: ', 0.10999999999999924, 'Iteracion: ', 98, ' Punto(', 0.9998067148240946, 0.9996057041205607)</text:p>
      <text:p text:style-name="P1">('Valor de k: ', 0.10999999999999924, 'Iteracion: ', 99, ' Punto(', 0.9998067993962039, 0.999605876629156)</text:p>
      <text:p text:style-name="P1">('Valor de k: ', 0.10999999999999924, 'Iteracion: ', 100, ' Punto(', 0.9998068830859465, 0.99960604733793)</text:p>
      <text:p text:style-name="P1">('Valor de k: ', 0.10999999999999924, 'Iteracion: ', 101, ' Punto(', 0.9998069659111735, 0.9996062162832947)</text:p>
      <text:p text:style-name="P1">('Valor de k: ', 0.10999999999999924, 'Iteracion: ', 102, ' Punto(', 0.9998070478892034, 0.9996063835005757)</text:p>
      <text:p text:style-name="P1">('Valor de k: ', 0.10999999999999924, 'Iteracion: ', 103, ' Punto(', 0.9998071290368431, 0.999606549024055)</text:p>
      <text:p text:style-name="P1">('Valor de k: ', 0.10999999999999924, 'Iteracion: ', 104, ' Punto(', 0.9998072093704077, 0.9996067128870112)</text:p>
      <text:p text:style-name="P1">('Valor de k: ', 0.10999999999999924, 'Iteracion: ', 105, ' Punto(', 0.9998072889057392, 0.9996068751217585)</text:p>
      <text:p text:style-name="P1">('Valor de k: ', 0.10999999999999924, 'Iteracion: ', 106, ' Punto(', 0.9998073676582251, 0.9996070357596833)</text:p>
      <text:p text:style-name="P1">('Valor de k: ', 0.10999999999999924, 'Iteracion: ', 107, ' Punto(', 0.9998074456428149, 0.9996071948312794)</text:p>
      <text:p text:style-name="P1">('Valor de k: ', 0.10999999999999924, 'Iteracion: ', 108, ' Punto(', 0.9998075228740371, 0.9996073523661809)</text:p>
      <text:p text:style-name="P1">('Valor de k: ', 0.10999999999999924, 'Iteracion: ', 109, ' Punto(', 0.9998075993660144, 0.9996075083931951)</text:p>
      <text:p text:style-name="P1">('Valor de k: ', 0.10999999999999924, 'Iteracion: ', 110, ' Punto(', 0.9998076751324788, 0.9996076629403319)</text:p>
      <text:p text:style-name="P1">('Valor de k: ', 0.10999999999999924, 'Iteracion: ', 111, ' Punto(', 0.9998077501867859, 0.9996078160348333)</text:p>
      <text:p text:style-name="P1">('Valor de k: ', 0.10999999999999924, 'Iteracion: ', 112, ' Punto(', 0.9998078245419282, 0.9996079677032012)</text:p>
      <text:p text:style-name="P1">('Valor de k: ', 0.10999999999999924, 'Iteracion: ', 113, ' Punto(', 0.9998078982105485, 0.9996081179712236)</text:p>
      <text:p text:style-name="P1">('Valor de k: ', 0.10999999999999924, 'Iteracion: ', 114, ' Punto(', 0.9998079712049519, 0.9996082668640003)</text:p>
      <text:p text:style-name="P1">('Valor de k: ', 0.10999999999999924, 'Iteracion: ', 115, ' Punto(', 0.999808043537118, 0.9996084144059665)</text:p>
      <text:p text:style-name="P1">('Valor de k: ', 0.10999999999999924, 'Iteracion: ', 116, ' Punto(', 0.9998081152187122, 0.9996085606209166)</text:p>
      <text:p text:style-name="P1">('Valor de k: ', 0.10999999999999924, 'Iteracion: ', 117, ' Punto(', 0.9998081862610961, 0.9996087055320261)</text:p>
      <text:p text:style-name="P1">('Valor de k: ', 0.10999999999999924, 'Iteracion: ', 118, ' Punto(', 0.9998082566753387, 0.9996088491618725)</text:p>
      <text:p text:style-name="P1">('Valor de k: ', 0.10999999999999924, 'Iteracion: ', 119, ' Punto(', 0.9998083264722256, 0.9996089915324564)</text:p>
      <text:p text:style-name="P1"><text:soft-page-break/>('Valor de k: ', 0.10999999999999924, 'Iteracion: ', 120, ' Punto(', 0.9998083956622691, 0.9996091326652199)</text:p>
      <text:p text:style-name="P1">('Valor de k: ', 0.10999999999999924, 'Iteracion: ', 121, ' Punto(', 0.9998084642557168, 0.9996092725810661)</text:p>
      <text:p text:style-name="P1">('Valor de k: ', 0.10999999999999924, 'Iteracion: ', 122, ' Punto(', 0.999808532262561, 0.9996094113003766)</text:p>
      <text:p text:style-name="P1">('Valor de k: ', 0.10999999999999924, 'Iteracion: ', 123, ' Punto(', 0.9998085996925465, 0.9996095488430287)</text:p>
      <text:p text:style-name="P1">('Valor de k: ', 0.10999999999999924, 'Iteracion: ', 124, ' Punto(', 0.9998086665551793, 0.9996096852284119)</text:p>
      <text:p text:style-name="P1">('Valor de k: ', 0.10999999999999924, 'Iteracion: ', 125, ' Punto(', 0.9998087328597335, 0.9996098204754436)</text:p>
      <text:p text:style-name="P1">('Valor de k: ', 0.10999999999999924, 'Iteracion: ', 126, ' Punto(', 0.9998087986152594, 0.9996099546025842)</text:p>
      <text:p text:style-name="P1">('Valor de k: ', 0.10999999999999924, 'Iteracion: ', 127, ' Punto(', 0.9998088638305905, 0.9996100876278518)</text:p>
      <text:p text:style-name="P1">('Valor de k: ', 0.10999999999999924, 'Iteracion: ', 128, ' Punto(', 0.9998089285143503, 0.9996102195688361)</text:p>
      <text:p text:style-name="P1">('Valor de k: ', 0.10999999999999924, 'Iteracion: ', 129, ' Punto(', 0.9998089926749587, 0.999610350442712)</text:p>
      <text:p text:style-name="P1">('Valor de k: ', 0.10999999999999924, 'Iteracion: ', 130, ' Punto(', 0.9998090563206385, 0.999610480266252)</text:p>
      <text:p text:style-name="P1">('Valor de k: ', 0.10999999999999924, 'Iteracion: ', 131, ' Punto(', 0.9998091194594216, 0.9996106090558392)</text:p>
      <text:p text:style-name="P1">('Valor de k: ', 0.10999999999999924, 'Iteracion: ', 132, ' Punto(', 0.9998091820991547, 0.9996107368274789)</text:p>
      <text:p text:style-name="P1">('Valor de k: ', 0.10999999999999924, 'Iteracion: ', 133, ' Punto(', 0.9998092442475048, 0.9996108635968102)</text:p>
      <text:p text:style-name="P1">('Valor de k: ', 0.10999999999999924, 'Iteracion: ', 134, ' Punto(', 0.9998093059119649, 0.999610989379117)</text:p>
      <text:p text:style-name="P1">('Valor de k: ', 0.10999999999999924, 'Iteracion: ', 135, ' Punto(', 0.9998093670998591, 0.9996111141893385)</text:p>
      <text:p text:style-name="P1">('Valor de k: ', 0.10999999999999924, 'Iteracion: ', 136, ' Punto(', 0.9998094278183475, 0.9996112380420797)</text:p>
      <text:p text:style-name="P1">('Valor de k: ', 0.10999999999999924, 'Iteracion: ', 137, ' Punto(', 0.9998094880744312, 0.9996113609516215)</text:p>
      <text:p text:style-name="P1">('Valor de k: ', 0.10999999999999924, 'Iteracion: ', 138, ' Punto(', 0.9998095478749569, 0.9996114829319293)</text:p>
      <text:p text:style-name="P1">('Valor de k: ', 0.10999999999999924, 'Iteracion: ', 139, ' Punto(', 0.9998096072266215, 0.999611603996663)</text:p>
      <text:p text:style-name="P1">('Valor de k: ', 0.10999999999999924, 'Iteracion: ', 140, ' Punto(', 0.9998096661359762, 0.9996117241591858)</text:p>
      <text:p text:style-name="P1">('Valor de k: ', 0.10999999999999924, 'Iteracion: ', 141, ' Punto(', 0.9998097246094308, 0.9996118434325719)</text:p>
      <text:p text:style-name="P1">('Valor de k: ', 0.10999999999999924, 'Iteracion: ', 142, ' Punto(', 0.9998097826532578, 0.9996119618296158)</text:p>
      <text:p text:style-name="P1">('Valor de k: ', 0.10999999999999924, 'Iteracion: ', 143, ' Punto(', 0.9998098402735961, 0.9996120793628395)</text:p>
      <text:p text:style-name="P1">('Valor de k: ', 0.10999999999999924, 'Iteracion: ', 144, ' Punto(', 0.9998098974764549, 0.9996121960445004)</text:p>
      <text:p text:style-name="P1">('Valor de k: ', 0.10999999999999924, 'Iteracion: ', 145, ' Punto(', 0.9998099542677173, 0.9996123118865985)</text:p>
      <text:p text:style-name="P1"><text:soft-page-break/>('Valor de k: ', 0.10999999999999924, 'Iteracion: ', 146, ' Punto(', 0.9998100106531439, 0.9996124269008839)</text:p>
      <text:p text:style-name="P1">('Valor de k: ', 0.10999999999999924, 'Iteracion: ', 147, ' Punto(', 0.9998100666383758, 0.9996125410988634)</text:p>
      <text:p text:style-name="P1">('Valor de k: ', 0.10999999999999924, 'Iteracion: ', 148, ' Punto(', 0.9998101222289382, 0.999612654491807)</text:p>
      <text:p text:style-name="P1">('Valor de k: ', 0.10999999999999924, 'Iteracion: ', 149, ' Punto(', 0.9998101774302434, 0.9996127670907546)</text:p>
      <text:p text:style-name="P1">('Valor de k: ', 0.10999999999999924, 'Iteracion: ', 150, ' Punto(', 0.999810232247594, 0.9996128789065223)</text:p>
      <text:p text:style-name="P1">('Valor de k: ', 0.10999999999999924, 'Iteracion: ', 151, ' Punto(', 0.9998102866861858, 0.9996129899497079)</text:p>
      <text:p text:style-name="P1">('Valor de k: ', 0.10999999999999924, 'Iteracion: ', 152, ' Punto(', 0.9998103407511102, 0.9996131002306972)</text:p>
      <text:p text:style-name="P1">('Valor de k: ', 0.10999999999999924, 'Iteracion: ', 153, ' Punto(', 0.9998103944473578, 0.9996132097596693)</text:p>
      <text:p text:style-name="P1">('Valor de k: ', 0.10999999999999924, 'Iteracion: ', 154, ' Punto(', 0.9998104477798201, 0.9996133185466023)</text:p>
      <text:p text:style-name="P1">('Valor de k: ', 0.10999999999999924, 'Iteracion: ', 155, ' Punto(', 0.999810500753293, 0.9996134266012783)</text:p>
      <text:p text:style-name="P1">('Valor de k: ', 0.10999999999999924, 'Iteracion: ', 156, ' Punto(', 0.9998105533724786, 0.9996135339332886)</text:p>
      <text:p text:style-name="P1">('Valor de k: ', 0.10999999999999924, 'Iteracion: ', 157, ' Punto(', 0.9998106056419879, 0.9996136405520384)</text:p>
      <text:p text:style-name="P1">('Valor de k: ', 0.10999999999999924, 'Iteracion: ', 158, ' Punto(', 0.999810657566343, 0.999613746466752)</text:p>
      <text:p text:style-name="P1">('Valor de k: ', 0.10999999999999924, 'Iteracion: ', 159, ' Punto(', 0.9998107091499796, 0.9996138516864771)</text:p>
      <text:p text:style-name="P1">('Valor de k: ', 0.10999999999999924, 'Iteracion: ', 160, ' Punto(', 0.9998107603972489, 0.9996139562200891)</text:p>
      <text:p text:style-name="P1">('Valor de k: ', 0.10999999999999924, 'Iteracion: ', 161, ' Punto(', 0.99981081131242, 0.9996140600762958)</text:p>
      <text:p text:style-name="P1">('Valor de k: ', 0.10999999999999924, 'Iteracion: ', 162, ' Punto(', 0.9998108618996816, 0.9996141632636414)</text:p>
      <text:p text:style-name="P1">('Valor de k: ', 0.10999999999999924, 'Iteracion: ', 163, ' Punto(', 0.9998109121631443, 0.9996142657905106)</text:p>
      <text:p text:style-name="P1">('Valor de k: ', 0.10999999999999924, 'Iteracion: ', 164, ' Punto(', 0.9998109621068425, 0.9996143676651323)</text:p>
      <text:p text:style-name="P1">('Valor de k: ', 0.10999999999999924, 'Iteracion: ', 165, ' Punto(', 0.9998110117347361, 0.999614468895584)</text:p>
      <text:p text:style-name="P1">('Valor de k: ', 0.10999999999999924, 'Iteracion: ', 166, ' Punto(', 0.9998110610507124, 0.9996145694897949)</text:p>
      <text:p text:style-name="P1">('Valor de k: ', 0.10999999999999924, 'Iteracion: ', 167, ' Punto(', 0.9998111100585878, 0.9996146694555496)</text:p>
      <text:p text:style-name="P1">('Valor de k: ', 0.10999999999999924, 'Iteracion: ', 168, ' Punto(', 0.9998111587621097, 0.9996147688004917)</text:p>
      <text:p text:style-name="P1">('Valor de k: ', 0.10999999999999924, 'Iteracion: ', 169, ' Punto(', 0.999811207164958, 0.9996148675321274)</text:p>
      <text:p text:style-name="P1">('Valor de k: ', 0.10999999999999924, 'Iteracion: ', 170, ' Punto(', 0.9998112552707465, 0.9996149656578283)</text:p>
      <text:p text:style-name="P1">('Valor de k: ', 0.10999999999999924, 'Iteracion: ', 171, ' Punto(', 0.999811303083025, 0.9996150631848348)</text:p>
      <text:p text:style-name="P1"><text:soft-page-break/>('Valor de k: ', 0.10999999999999924, 'Iteracion: ', 172, ' Punto(', 0.9998113506052804, 0.9996151601202594)</text:p>
      <text:p text:style-name="P1">('Valor de k: ', 0.10999999999999924, 'Iteracion: ', 173, ' Punto(', 0.999811397840938, 0.9996152564710893)</text:p>
      <text:p text:style-name="P1">('Valor de k: ', 0.10999999999999924, 'Iteracion: ', 174, ' Punto(', 0.9998114447933636, 0.9996153522441895)</text:p>
      <text:p text:style-name="P1">('Valor de k: ', 0.10999999999999924, 'Iteracion: ', 175, ' Punto(', 0.9998114914658642, 0.9996154474463057)</text:p>
      <text:p text:style-name="P1">('Valor de k: ', 0.10999999999999924, 'Iteracion: ', 176, ' Punto(', 0.9998115378616897, 0.9996155420840668)</text:p>
      <text:p text:style-name="P1">('Valor de k: ', 0.10999999999999924, 'Iteracion: ', 177, ' Punto(', 0.9998115839840341, 0.9996156361639879)</text:p>
      <text:p text:style-name="P1">('Valor de k: ', 0.10999999999999924, 'Iteracion: ', 178, ' Punto(', 0.9998116298360368, 0.9996157296924726)</text:p>
      <text:p text:style-name="P1">('Valor de k: ', 0.10999999999999924, 'Iteracion: ', 179, ' Punto(', 0.9998116754207836, 0.9996158226758157)</text:p>
      <text:p text:style-name="P1">('Valor de k: ', 0.10999999999999924, 'Iteracion: ', 180, ' Punto(', 0.9998117207413088, 0.9996159151202056)</text:p>
      <text:p text:style-name="P1">('Valor de k: ', 0.10999999999999924, 'Iteracion: ', 181, ' Punto(', 0.9998117658005948, 0.9996160070317265)</text:p>
      <text:p text:style-name="P1">('Valor de k: ', 0.10999999999999924, 'Iteracion: ', 182, ' Punto(', 0.9998118106015748, 0.9996160984163609)</text:p>
      <text:p text:style-name="P1">('Valor de k: ', 0.10999999999999924, 'Iteracion: ', 183, ' Punto(', 0.9998118551471329, 0.999616189279992)</text:p>
      <text:p text:style-name="P1">('Valor de k: ', 0.10999999999999924, 'Iteracion: ', 184, ' Punto(', 0.9998118994401055, 0.9996162796284054)</text:p>
      <text:p text:style-name="P1">('Valor de k: ', 0.10999999999999924, 'Iteracion: ', 185, ' Punto(', 0.9998119434832826, 0.9996163694672917)</text:p>
      <text:p text:style-name="P1">('Valor de k: ', 0.10999999999999924, ' Punto(', 0.9998119434832826, 0.9996163694672917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11:49:37.615854398</meta:creation-date>
    <dc:date>2019-12-27T11:50:11.866147420</dc:date>
    <meta:editing-duration>PT37S</meta:editing-duration>
    <meta:editing-cycles>1</meta:editing-cycles>
    <meta:document-statistic meta:table-count="0" meta:image-count="0" meta:object-count="0" meta:page-count="8" meta:paragraph-count="196" meta:word-count="2341" meta:character-count="20692" meta:non-whitespace-character-count="18547"/>
    <meta:generator>LibreOffice/5.3.6.1$Linux_X86_64 LibreOffice_project/30$Build-1</meta:generator>
  </office:meta>
</office:document-meta>
</file>